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hingConfiguration.setConfigurers( ObjectProvider &lt; CachingConfigurer &gt; configur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CachingConfiguration.setImportMetadata( AnnotationMetadata importMeta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ingConfigurerSupplier.CachingConfigurerSupplier( Supplier &lt; CachingConfigurer &gt; 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ingConfiguration.useCachingConfigurer( CachingConfigurerSupplier cachingConfigurer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ingConfigurerSupplier.adapt( Function &lt; CachingConfigurer , T &gt; 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